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fo:font-size="18pt" style:font-size-asian="15.75pt" style:font-size-complex="18pt"/>
    </style:style>
    <style:style style:name="P2" style:family="paragraph" style:parent-style-name="Standard">
      <style:text-properties fo:font-size="18pt" officeooo:rsid="001c96a6" officeooo:paragraph-rsid="001c96a6" style:font-size-asian="15.75pt" style:font-size-complex="18pt"/>
    </style:style>
    <style:style style:name="P3" style:family="paragraph" style:parent-style-name="Standard">
      <style:text-properties fo:font-size="18pt" officeooo:rsid="001db6bf" officeooo:paragraph-rsid="001db6bf" style:font-size-asian="15.75pt" style:font-size-complex="18pt"/>
    </style:style>
    <style:style style:name="P4" style:family="paragraph" style:parent-style-name="Standard">
      <style:text-properties fo:font-size="18pt" officeooo:rsid="001f0caf" officeooo:paragraph-rsid="001f0caf" style:font-size-asian="15.75pt" style:font-size-complex="18pt"/>
    </style:style>
    <style:style style:name="P5" style:family="paragraph" style:parent-style-name="Standard">
      <style:text-properties fo:font-size="18pt" officeooo:rsid="00223237" officeooo:paragraph-rsid="00223237" style:font-size-asian="15.75pt" style:font-size-complex="18pt"/>
    </style:style>
    <style:style style:name="P6" style:family="paragraph" style:parent-style-name="Standard">
      <style:text-properties fo:font-size="18pt" officeooo:rsid="00232fb3" officeooo:paragraph-rsid="00232fb3" style:font-size-asian="15.75pt" style:font-size-complex="18pt"/>
    </style:style>
    <style:style style:name="P7" style:family="paragraph" style:parent-style-name="Standard">
      <style:text-properties fo:font-size="18pt" officeooo:rsid="0025a16c" officeooo:paragraph-rsid="0025a16c" style:font-size-asian="15.75pt" style:font-size-complex="18pt"/>
    </style:style>
    <style:style style:name="P8" style:family="paragraph" style:parent-style-name="Standard">
      <style:text-properties fo:font-size="18pt" officeooo:paragraph-rsid="001db6bf"/>
    </style:style>
    <style:style style:name="P9" style:family="paragraph" style:parent-style-name="Standard">
      <style:text-properties fo:font-size="18pt" officeooo:paragraph-rsid="00223237"/>
    </style:style>
    <style:style style:name="P10" style:family="paragraph" style:parent-style-name="Standard">
      <style:text-properties fo:font-size="18pt" officeooo:paragraph-rsid="0025a16c"/>
    </style:style>
    <style:style style:name="P11"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12" style:family="paragraph" style:parent-style-name="Standard">
      <style:text-properties fo:color="#cccccc" loext:opacity="100%" style:font-name="Droid Sans Mono" fo:font-size="10.5pt" fo:font-weight="normal" officeooo:rsid="001db6bf" officeooo:paragraph-rsid="001db6bf" fo:background-color="#1f1f1f" style:font-size-asian="15.75pt" style:font-size-complex="18pt"/>
    </style:style>
    <style:style style:name="P13" style:family="paragraph" style:parent-style-name="Standard">
      <style:text-properties fo:color="#cccccc" loext:opacity="100%" style:font-name="Droid Sans Mono" fo:font-size="10.5pt" fo:font-weight="normal" officeooo:rsid="001f0caf" officeooo:paragraph-rsid="001f0caf" fo:background-color="#1f1f1f" style:font-size-asian="15.75pt" style:font-size-complex="18pt"/>
    </style:style>
    <style:style style:name="P14" style:family="paragraph" style:parent-style-name="Standard">
      <style:text-properties fo:color="#cccccc" loext:opacity="100%" style:font-name="Droid Sans Mono" fo:font-size="10.5pt" fo:font-weight="normal" officeooo:rsid="00223237" officeooo:paragraph-rsid="00223237" fo:background-color="#1f1f1f" style:font-size-asian="15.75pt" style:font-size-complex="18pt"/>
    </style:style>
    <style:style style:name="P15" style:family="paragraph" style:parent-style-name="Standard">
      <style:text-properties fo:color="#cccccc" loext:opacity="100%" style:font-name="Droid Sans Mono" fo:font-size="10.5pt" fo:font-weight="normal" officeooo:rsid="00232fb3" officeooo:paragraph-rsid="00232fb3" fo:background-color="#1f1f1f" style:font-size-asian="15.75pt" style:font-size-complex="18pt"/>
    </style:style>
    <style:style style:name="P16" style:family="paragraph" style:parent-style-name="Standard">
      <style:text-properties fo:color="#cccccc" loext:opacity="100%" style:font-name="Droid Sans Mono" fo:font-size="10.5pt" fo:font-weight="normal" officeooo:rsid="0025a16c" officeooo:paragraph-rsid="0025a16c" fo:background-color="#1f1f1f" style:font-size-asian="15.75pt" style:font-size-complex="18pt"/>
    </style:style>
    <style:style style:name="P17" style:family="paragraph" style:parent-style-name="Standard">
      <style:paragraph-properties fo:margin-left="0in" fo:margin-right="0in" style:line-height-at-least="0.198in" fo:text-indent="0in" style:auto-text-indent="false"/>
      <style:text-properties fo:color="#6a9955" loext:opacity="100%" style:font-name="Droid Sans Mono" fo:font-size="10.5pt" fo:font-weight="normal" fo:background-color="#1f1f1f"/>
    </style:style>
    <style:style style:name="P18" style:family="paragraph" style:parent-style-name="Standard">
      <style:text-properties fo:color="#6a9955" loext:opacity="100%" style:font-name="Droid Sans Mono" fo:font-size="10.5pt" fo:font-weight="normal" fo:background-color="#1f1f1f" style:font-size-asian="15.75pt" style:font-size-complex="18pt"/>
    </style:style>
    <style:style style:name="P19" style:family="paragraph" style:parent-style-name="Standard">
      <style:text-properties fo:color="#6a9955" loext:opacity="100%" style:font-name="Droid Sans Mono" fo:font-size="10.5pt" fo:font-weight="normal" officeooo:rsid="00232fb3" officeooo:paragraph-rsid="00232fb3" fo:background-color="#1f1f1f" style:font-size-asian="15.75pt" style:font-size-complex="18pt"/>
    </style:style>
    <style:style style:name="P20" style:family="paragraph" style:parent-style-name="Standard">
      <style:paragraph-properties style:line-height-at-least="0.198in"/>
    </style:style>
    <style:style style:name="P21" style:family="paragraph" style:parent-style-name="Standard">
      <style:paragraph-properties fo:margin-left="0in" fo:margin-right="0in" style:line-height-at-least="0.198in" fo:text-indent="0in" style:auto-text-indent="false"/>
      <style:text-properties fo:color="#ce9178" loext:opacity="100%" style:font-name="Droid Sans Mono" fo:font-size="10.5pt" fo:font-weight="normal" fo:background-color="#1f1f1f"/>
    </style:style>
    <style:style style:name="P22" style:family="paragraph" style:parent-style-name="Standard">
      <style:paragraph-properties fo:margin-left="0in" fo:margin-right="0in" style:line-height-at-least="0.198in" fo:text-indent="0in" style:auto-text-indent="false"/>
      <style:text-properties fo:color="#9cdcfe" loext:opacity="100%" style:font-name="Droid Sans Mono" fo:font-size="10.5pt" style:text-underline-style="solid" style:text-underline-width="auto" style:text-underline-color="font-color" fo:font-weight="normal" fo:background-color="#1f1f1f"/>
    </style:style>
    <style:style style:name="P23" style:family="paragraph" style:parent-style-name="Standard">
      <style:text-properties fo:font-size="18pt" officeooo:rsid="0025a16c" officeooo:paragraph-rsid="0025a16c" style:font-size-asian="15.75pt" style:font-size-complex="18pt"/>
    </style:style>
    <style:style style:name="P24" style:family="paragraph" style:parent-style-name="Standard">
      <style:text-properties fo:font-size="18pt" officeooo:rsid="0025fef8" officeooo:paragraph-rsid="0025fef8" style:font-size-asian="15.75pt" style:font-size-complex="18pt"/>
    </style:style>
    <style:style style:name="P25" style:family="paragraph" style:parent-style-name="Standard">
      <style:text-properties fo:font-size="18pt"/>
    </style:style>
    <style:style style:name="P26" style:family="paragraph" style:parent-style-name="Standard">
      <style:text-properties fo:font-size="18pt" officeooo:rsid="0026e791" officeooo:paragraph-rsid="0026e791"/>
    </style:style>
    <style:style style:name="P27"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28" style:family="paragraph" style:parent-style-name="Standard">
      <style:text-properties fo:color="#cccccc" loext:opacity="100%" style:font-name="Droid Sans Mono" fo:font-size="10.5pt" fo:font-weight="normal" officeooo:rsid="0025fef8" officeooo:paragraph-rsid="0025fef8" fo:background-color="#1f1f1f" style:font-size-asian="15.75pt" style:font-size-complex="18pt"/>
    </style:style>
    <style:style style:name="P29" style:family="paragraph" style:parent-style-name="Standard">
      <style:text-properties fo:color="#cccccc" loext:opacity="100%" style:font-name="Droid Sans Mono" fo:font-size="10.5pt" fo:font-weight="normal" officeooo:rsid="0026e791" officeooo:paragraph-rsid="0026e791" fo:background-color="#1f1f1f"/>
    </style:style>
    <style:style style:name="P30" style:family="paragraph" style:parent-style-name="Standard">
      <style:paragraph-properties fo:margin-left="0in" fo:margin-right="0in" style:line-height-at-least="0.198in" fo:text-indent="0in" style:auto-text-indent="false"/>
      <style:text-properties fo:color="#9cdcfe" loext:opacity="100%" style:font-name="Droid Sans Mono" fo:font-size="10.5pt" style:text-underline-style="solid" style:text-underline-width="auto" style:text-underline-color="font-color" fo:font-weight="normal" fo:background-color="#1f1f1f"/>
    </style:style>
    <style:style style:name="P31" style:family="paragraph" style:parent-style-name="Standard">
      <style:paragraph-properties fo:margin-left="0in" fo:margin-right="0in" style:line-height-at-least="0.198in" fo:text-indent="0in" style:auto-text-indent="false"/>
      <style:text-properties fo:color="#6a9955" loext:opacity="100%" style:font-name="Droid Sans Mono" fo:font-size="10.5pt" fo:font-weight="normal" fo:background-color="#1f1f1f"/>
    </style:style>
    <style:style style:name="T1" style:family="text">
      <style:text-properties fo:color="#569cd6" loext:opacity="100%"/>
    </style:style>
    <style:style style:name="T2" style:family="text">
      <style:text-properties fo:color="#569cd6" loext:opacity="100%" style:font-name="Droid Sans Mono" fo:font-size="10.5pt" fo:font-weight="normal" fo:background-color="#1f1f1f" loext:char-shading-value="0"/>
    </style:style>
    <style:style style:name="T3" style:family="text">
      <style:text-properties fo:color="#569cd6" loext:opacity="100%" style:font-size-asian="18pt" style:font-size-complex="18pt"/>
    </style:style>
    <style:style style:name="T4" style:family="text">
      <style:text-properties fo:color="#4ec9b0" loext:opacity="100%"/>
    </style:style>
    <style:style style:name="T5" style:family="text">
      <style:text-properties fo:color="#4ec9b0" loext:opacity="100%" style:font-name="Droid Sans Mono" fo:font-size="10.5pt" fo:font-weight="normal" fo:background-color="#1f1f1f" loext:char-shading-value="0"/>
    </style:style>
    <style:style style:name="T6" style:family="text">
      <style:text-properties fo:color="#4ec9b0" loext:opacity="100%" style:font-size-asian="18pt" style:font-size-complex="18pt"/>
    </style:style>
    <style:style style:name="T7" style:family="text">
      <style:text-properties fo:color="#d4d4d4" loext:opacity="100%"/>
    </style:style>
    <style:style style:name="T8" style:family="text">
      <style:text-properties fo:color="#d4d4d4" loext:opacity="100%" style:font-name="Droid Sans Mono" fo:font-size="10.5pt" fo:font-weight="normal" fo:background-color="#1f1f1f" loext:char-shading-value="0"/>
    </style:style>
    <style:style style:name="T9" style:family="text">
      <style:text-properties fo:color="#d4d4d4" loext:opacity="100%" style:font-size-asian="18pt" style:font-size-complex="18pt"/>
    </style:style>
    <style:style style:name="T10" style:family="text">
      <style:text-properties fo:color="#dcdcaa" loext:opacity="100%"/>
    </style:style>
    <style:style style:name="T11" style:family="text">
      <style:text-properties fo:color="#dcdcaa" loext:opacity="100%" style:font-name="Droid Sans Mono" fo:font-size="10.5pt" fo:font-weight="normal" fo:background-color="#1f1f1f" loext:char-shading-value="0"/>
    </style:style>
    <style:style style:name="T12" style:family="text">
      <style:text-properties fo:color="#dcdcaa" loext:opacity="100%" style:text-underline-style="solid" style:text-underline-width="auto" style:text-underline-color="font-color"/>
    </style:style>
    <style:style style:name="T13" style:family="text">
      <style:text-properties fo:color="#dcdcaa" loext:opacity="100%" style:font-size-asian="18pt" style:font-size-complex="18pt"/>
    </style:style>
    <style:style style:name="T14" style:family="text">
      <style:text-properties fo:color="#9cdcfe" loext:opacity="100%"/>
    </style:style>
    <style:style style:name="T15" style:family="text">
      <style:text-properties fo:color="#9cdcfe" loext:opacity="100%" style:font-name="Droid Sans Mono" fo:font-size="10.5pt" fo:font-weight="normal" fo:background-color="#1f1f1f" loext:char-shading-value="0"/>
    </style:style>
    <style:style style:name="T16" style:family="text">
      <style:text-properties fo:color="#9cdcfe" loext:opacity="100%" style:text-underline-style="solid" style:text-underline-width="auto" style:text-underline-color="font-color"/>
    </style:style>
    <style:style style:name="T17" style:family="text">
      <style:text-properties fo:color="#9cdcfe" loext:opacity="100%" style:font-size-asian="18pt" style:font-size-complex="18pt"/>
    </style:style>
    <style:style style:name="T18" style:family="text">
      <style:text-properties fo:color="#ce9178" loext:opacity="100%"/>
    </style:style>
    <style:style style:name="T19" style:family="text">
      <style:text-properties fo:color="#ce9178" loext:opacity="100%" style:font-size-asian="18pt" style:font-size-complex="18pt"/>
    </style:style>
    <style:style style:name="T20" style:family="text">
      <style:text-properties fo:color="#d7ba7d" loext:opacity="100%"/>
    </style:style>
    <style:style style:name="T21" style:family="text">
      <style:text-properties fo:color="#b5cea8" loext:opacity="100%"/>
    </style:style>
    <style:style style:name="T22" style:family="text">
      <style:text-properties fo:color="#b5cea8" loext:opacity="100%" style:font-name="Droid Sans Mono" fo:font-size="10.5pt" fo:font-weight="normal" fo:background-color="#1f1f1f" loext:char-shading-value="0"/>
    </style:style>
    <style:style style:name="T23" style:family="text">
      <style:text-properties fo:color="#cccccc" loext:opacity="100%" style:font-name="Droid Sans Mono" fo:font-size="10.5pt" fo:font-weight="normal" fo:background-color="#1f1f1f" loext:char-shading-value="0"/>
    </style:style>
    <style:style style:name="T24" style:family="text">
      <style:text-properties officeooo:rsid="001db6bf" style:font-size-asian="15.75pt" style:font-size-complex="18pt"/>
    </style:style>
    <style:style style:name="T25" style:family="text">
      <style:text-properties officeooo:rsid="00223237" style:font-size-asian="15.75pt" style:font-size-complex="18pt"/>
    </style:style>
    <style:style style:name="T26" style:family="text">
      <style:text-properties officeooo:rsid="0025a16c" style:font-size-asian="15.75pt" style:font-size-complex="18pt"/>
    </style:style>
    <style:style style:name="T27" style:family="text">
      <style:text-properties fo:color="#c586c0" loext:opacity="100%"/>
    </style:style>
    <style:style style:name="T28" style:family="text">
      <style:text-properties fo:color="#c586c0" loext:opacity="100%" style:font-name="Droid Sans Mono" fo:font-size="10.5pt" fo:font-weight="normal" fo:background-color="#1f1f1f" loext:char-shading-value="0"/>
    </style:style>
    <style:style style:name="T29" style:family="text">
      <style:text-properties fo:color="#c586c0" loext:opacity="100%" style:font-size-asian="18pt" style:font-size-complex="18pt"/>
    </style:style>
    <style:style style:name="T30" style:family="text">
      <style:text-properties fo:color="#4fc1ff" loext:opacity="100%"/>
    </style:style>
    <style:style style:name="T31" style:family="text">
      <style:text-properties fo:color="#4fc1ff" loext:opacity="100%" style:font-size-asian="18pt" style:font-size-complex="18pt"/>
    </style:style>
    <style:style style:name="T32" style:family="text">
      <style:text-properties officeooo:rsid="00223237"/>
    </style:style>
    <style:style style:name="T33" style:family="text">
      <style:text-properties officeooo:rsid="0022ff8d"/>
    </style:style>
    <style:style style:name="T34" style:family="text">
      <style:text-properties fo:color="#6a9955" loext:opacity="100%"/>
    </style:style>
    <style:style style:name="T35" style:family="text">
      <style:text-properties style:text-underline-style="none" style:font-size-asian="18pt" style:font-size-complex="18pt"/>
    </style:style>
    <style:style style:name="T36" style:family="text">
      <style:text-properties style:font-size-asian="18pt" style:font-size-complex="18pt"/>
    </style:style>
    <style:style style:name="T37" style:family="text">
      <style:text-properties officeooo:rsid="0026e791"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ke an commmand line argument we want use to pass a string and</text:p>
      <text:p text:style-name="P17">// filename to achieve that we need to import env module from standard</text:p>
      <text:p text:style-name="P17">// library args() function gives iterator over the arguments passed</text:p>
      <text:p text:style-name="P17">// through our program and collect() will turn that iterator into a</text:p>
      <text:p text:style-name="P17">// collection thats why we need to specify type, collects needs to </text:p>
      <text:p text:style-name="P17">// know the type of the collection</text:p>
      <text:p text:style-name="P11"><text:span text:style-name="T1">use</text:span> <text:span text:style-name="T4">std</text:span><text:span text:style-name="T7">::</text:span><text:span text:style-name="T4">env</text:span>;</text:p>
      <text:p text:style-name="P11"><text:span text:style-name="T1">use</text:span> <text:span text:style-name="T4">std</text:span><text:span text:style-name="T7">::</text:span><text:span text:style-name="T4">fs</text:span>;</text:p>
      <text:p text:style-name="P20"/>
      <text:p text:style-name="P11"><text:span text:style-name="T1">fn</text:span> <text:span text:style-name="T10">main</text:span>(){</text:p>
      <text:p text:style-name="P11"><text:span text:style-name="T1">let</text:span> <text:span text:style-name="T14">args</text:span><text:span text:style-name="T7">:</text:span><text:span text:style-name="T4">Vec</text:span>&lt;<text:span text:style-name="T4">String</text:span>&gt;<text:span text:style-name="T7">=</text:span><text:span text:style-name="T4">env</text:span><text:span text:style-name="T7">::</text:span><text:span text:style-name="T10">args</text:span>()<text:span text:style-name="T7">.</text:span><text:span text:style-name="T10">collect</text:span>();</text:p>
      <text:p text:style-name="P11"><text:span text:style-name="T1">let</text:span> <text:span text:style-name="T14">config</text:span><text:span text:style-name="T7">=</text:span><text:span text:style-name="T10">parse_config</text:span>(<text:span text:style-name="T7">&amp;</text:span><text:span text:style-name="T14">args</text:span>);</text:p>
      <text:p text:style-name="P11"><text:span text:style-name="T1">println!</text:span>(<text:span text:style-name="T18">"query: </text:span><text:span text:style-name="T1">{}</text:span><text:span text:style-name="T18">"</text:span>,<text:span text:style-name="T14">config</text:span><text:span text:style-name="T7">.</text:span><text:span text:style-name="T14">query</text:span>);</text:p>
      <text:p text:style-name="P11"><text:span text:style-name="T1">println!</text:span>(<text:span text:style-name="T18">"filename: </text:span><text:span text:style-name="T1">{}</text:span><text:span text:style-name="T18">"</text:span>,<text:span text:style-name="T14">config</text:span><text:span text:style-name="T7">.</text:span><text:span text:style-name="T14">filename</text:span>);</text:p>
      <text:p text:style-name="P11"><text:span text:style-name="T1">println!</text:span>(<text:span text:style-name="T18">"</text:span><text:span text:style-name="T1">{:?}</text:span><text:span text:style-name="T18">"</text:span>,<text:span text:style-name="T14">args</text:span>);</text:p>
      <text:p text:style-name="P11"><text:span text:style-name="T1">let</text:span> <text:span text:style-name="T14">content</text:span><text:span text:style-name="T7">=</text:span><text:span text:style-name="T4">fs</text:span><text:span text:style-name="T7">::</text:span><text:span text:style-name="T10">read_to_string</text:span>(<text:span text:style-name="T14">config</text:span><text:span text:style-name="T7">.</text:span><text:span text:style-name="T14">filename</text:span>)</text:p>
      <text:p text:style-name="P11"><text:span text:style-name="T7">.</text:span><text:span text:style-name="T10">expect</text:span>(<text:span text:style-name="T18">"Facing some Problem in reading file"</text:span>);</text:p>
      <text:p text:style-name="P17">// read_to_string function takes file path reads content of the file</text:p>
      <text:p text:style-name="P17">// and converts it into a string, contents of specified file and </text:p>
      <text:p text:style-name="P17">// returns result if it returns we want to exit program</text:p>
      <text:p text:style-name="P17">// then we call expect on result type which will give us value wrapped</text:p>
      <text:p text:style-name="P17">// in Ok() variant if result is Ok, if result is Err then we exit </text:p>
      <text:p text:style-name="P17">// our program printing message passed in the expect variant</text:p>
      <text:p text:style-name="P11"><text:span text:style-name="T1">println!</text:span>(<text:span text:style-name="T18">"file contains:</text:span><text:span text:style-name="T20">\n</text:span><text:span text:style-name="T18"> </text:span><text:span text:style-name="T1">{}</text:span><text:span text:style-name="T18">"</text:span>,<text:span text:style-name="T14">content</text:span>);</text:p>
      <text:p text:style-name="P11">}</text:p>
      <text:p text:style-name="P11"><text:span text:style-name="T1">struct</text:span> <text:span text:style-name="T4">Config</text:span>{</text:p>
      <text:p text:style-name="P11"><text:span text:style-name="T14">query</text:span><text:span text:style-name="T7">:</text:span><text:span text:style-name="T4">String</text:span>,</text:p>
      <text:p text:style-name="P11"><text:span text:style-name="T14">filename</text:span><text:span text:style-name="T7">:</text:span><text:span text:style-name="T4">String</text:span></text:p>
      <text:p text:style-name="P11">}</text:p>
      <text:p text:style-name="P11"><text:span text:style-name="T1">fn</text:span> <text:span text:style-name="T10">parse_config</text:span>(<text:span text:style-name="T14">args</text:span><text:span text:style-name="T7">:&amp;</text:span>[<text:span text:style-name="T4">String</text:span>])<text:span text:style-name="T7">-&gt;</text:span><text:span text:style-name="T4">Config</text:span>{</text:p>
      <text:p text:style-name="P11"><text:span text:style-name="T1">let</text:span> <text:span text:style-name="T14">query</text:span><text:span text:style-name="T7">=</text:span><text:span text:style-name="T14">args</text:span>[<text:span text:style-name="T21">1</text:span>]<text:span text:style-name="T7">.</text:span><text:span text:style-name="T10">clone</text:span>();</text:p>
      <text:p text:style-name="P11"><text:span text:style-name="T1">let</text:span> <text:span text:style-name="T14">filename</text:span><text:span text:style-name="T7">=</text:span><text:span text:style-name="T14">args</text:span>[<text:span text:style-name="T21">2</text:span>]<text:span text:style-name="T7">.</text:span><text:span text:style-name="T10">clone</text:span>();</text:p>
      <text:p text:style-name="P11"><text:span text:style-name="T4">Config</text:span>{<text:span text:style-name="T14">query</text:span>,<text:span text:style-name="T14">filename</text:span>}</text:p>
      <text:p text:style-name="P11">}</text:p>
      <text:p text:style-name="P1"/>
      <text:p text:style-name="P2">our main function reads a file parse arguments and </text:p>
      <text:p text:style-name="P2">so creating a separate function to extract out the query and filename and and destructing tuple in main first snippet did that after that </text:p>
      <text:p text:style-name="P2">to express relation b/w query and filename we created struct and creating instance in our code </text:p>
      <text:p text:style-name="P3">how to tackle problem in which main has too many resposibilities ? Rust provides pattern which is when main function has too many functionality and it gets too large pattern is to create a library crate and have our binary crate call function in <text:soft-page-break/>our library crate so right now we have main.rs which is binary crate and we can create library crate with lib.rs when we can put our most of our program logic to lib.rs and main.rs will be responsible for parsing those areguments and passing those function calls within lib.rs </text:p>
      <text:p text:style-name="P3"/>
      <text:p text:style-name="P3">as we have parse_config function it stills lacks coupling b/w parse config and struct config ,</text:p>
      <text:p text:style-name="P3"><text:s/>we will add parse logic to implementation of config struct </text:p>
      <text:p text:style-name="P12"><text:span text:style-name="T1">impl</text:span> <text:span text:style-name="T4">Config</text:span>{</text:p>
      <text:p text:style-name="P11"><text:span text:style-name="T1">fn</text:span> <text:span text:style-name="T10">new</text:span>(<text:span text:style-name="T14">args</text:span><text:span text:style-name="T7">:&amp;</text:span>[<text:span text:style-name="T4">String</text:span>])<text:span text:style-name="T7">-&gt;</text:span><text:span text:style-name="T4">Config</text:span>{</text:p>
      <text:p text:style-name="P11"><text:span text:style-name="T1">let</text:span> <text:span text:style-name="T14">query</text:span><text:span text:style-name="T7">=</text:span><text:span text:style-name="T14">args</text:span>[<text:span text:style-name="T21">1</text:span>]<text:span text:style-name="T7">.</text:span><text:span text:style-name="T10">clone</text:span>();</text:p>
      <text:p text:style-name="P11"><text:span text:style-name="T1">let</text:span> <text:span text:style-name="T14">filename</text:span><text:span text:style-name="T7">=</text:span><text:span text:style-name="T14">args</text:span>[<text:span text:style-name="T21">2</text:span>]<text:span text:style-name="T7">.</text:span><text:span text:style-name="T10">clone</text:span>();</text:p>
      <text:p text:style-name="P11"><text:span text:style-name="T4">Config</text:span>{<text:span text:style-name="T14">query</text:span>,<text:span text:style-name="T14">filename</text:span>}</text:p>
      <text:p text:style-name="P11">}</text:p>
      <text:p text:style-name="P11">}</text:p>
      <text:p text:style-name="P3">we will be calling this new function which is convention for constructor functions here <text:s/>we are getting list of arguments and constructing a new config</text:p>
      <text:p text:style-name="P8"><text:span text:style-name="T24"><text:s/></text:span><text:span text:style-name="T2">let</text:span><text:span text:style-name="T23"> </text:span><text:span text:style-name="T15">config</text:span><text:span text:style-name="T8">=</text:span><text:span text:style-name="T5">Config</text:span><text:span text:style-name="T8">::</text:span><text:span text:style-name="T11">new</text:span><text:span text:style-name="T23">(</text:span><text:span text:style-name="T8">&amp;</text:span><text:span text:style-name="T15">args</text:span><text:span text:style-name="T23">);</text:span></text:p>
      <text:p text:style-name="P3">these are changes </text:p>
      <text:p text:style-name="P3">now if you fo cargo run some weird error will occur we will fix that now because it is very confusing to user</text:p>
      <text:p text:style-name="P3">so our error occurs in argument parsing new function</text:p>
      <text:p text:style-name="P3">we will arguments-</text:p>
      <text:p text:style-name="P8"><text:span text:style-name="T24"><text:s/></text:span><text:span text:style-name="T28">if</text:span><text:span text:style-name="T23"> </text:span><text:span text:style-name="T15">args</text:span><text:span text:style-name="T8">.</text:span><text:span text:style-name="T11">len</text:span><text:span text:style-name="T23">()</text:span><text:span text:style-name="T8">&lt;</text:span><text:span text:style-name="T22">3</text:span><text:span text:style-name="T23">{</text:span></text:p>
      <text:p text:style-name="P11"><text:span text:style-name="T1">panic!</text:span>(<text:span text:style-name="T18">"Not enough arguments"</text:span>);</text:p>
      <text:p text:style-name="P11">}</text:p>
      <text:p text:style-name="P3"><text:s/>this is little bit better but here we are calling panic here we have usage error not programming error and panic is more useful in programming error not in usage error with panic some noise also gets printed so we will improve that</text:p>
      <text:p text:style-name="P3">So instead of returning Config we will return Result type and this Result type will either have Config or stringin error case which will represent our error message </text:p>
      <text:p text:style-name="P3">changes in new function</text:p>
      <text:p text:style-name="P12"><text:span text:style-name="T1">fn</text:span> <text:span text:style-name="T10">new</text:span>(<text:span text:style-name="T14">args</text:span><text:span text:style-name="T7">:&amp;</text:span>[<text:span text:style-name="T4">String</text:span>])<text:span text:style-name="T7">-&gt;</text:span><text:span text:style-name="T4">Result</text:span>&lt;<text:span text:style-name="T4">Config</text:span>,<text:span text:style-name="T7">&amp;</text:span><text:span text:style-name="T4">str</text:span>&gt;{</text:p>
      <text:p text:style-name="P11"><text:span text:style-name="T27">if</text:span> <text:span text:style-name="T14">args</text:span><text:span text:style-name="T7">.</text:span><text:span text:style-name="T10">len</text:span>()<text:span text:style-name="T7">&lt;</text:span><text:span text:style-name="T21">3</text:span>{</text:p>
      <text:p text:style-name="P11"><text:soft-page-break/><text:span text:style-name="T27">return</text:span> <text:span text:style-name="T30">Err</text:span>(<text:span text:style-name="T18">"Not enough arguments"</text:span>);</text:p>
      <text:p text:style-name="P11">}</text:p>
      <text:p text:style-name="P11"><text:span text:style-name="T1">let</text:span> <text:span text:style-name="T14">query</text:span><text:span text:style-name="T7">=</text:span><text:span text:style-name="T14">args</text:span>[<text:span text:style-name="T21">1</text:span>]<text:span text:style-name="T7">.</text:span><text:span text:style-name="T10">clone</text:span>();</text:p>
      <text:p text:style-name="P11"><text:span text:style-name="T1">let</text:span> <text:span text:style-name="T14">filename</text:span><text:span text:style-name="T7">=</text:span><text:span text:style-name="T14">args</text:span>[<text:span text:style-name="T21">2</text:span>]<text:span text:style-name="T7">.</text:span><text:span text:style-name="T10">clone</text:span>();</text:p>
      <text:p text:style-name="P11"><text:span text:style-name="T30">Ok</text:span>(<text:span text:style-name="T4">Config</text:span>{<text:span text:style-name="T14">query</text:span>,<text:span text:style-name="T14">filename</text:span>})</text:p>
      <text:p text:style-name="P11">}</text:p>
      <text:p text:style-name="P3">here we return Err type instead of pacnicing andConfig wrapped in Ok() variant</text:p>
      <text:p text:style-name="P3"/>
      <text:p text:style-name="P3">importing another module form <text:s/>standard library called process which will help us to exit the program without panic</text:p>
      <text:p text:style-name="P12"><text:span text:style-name="T1">let</text:span> <text:span text:style-name="T14">config</text:span><text:span text:style-name="T7">=</text:span><text:span text:style-name="T4">Config</text:span><text:span text:style-name="T7">::</text:span><text:span text:style-name="T10">new</text:span>(<text:span text:style-name="T7">&amp;</text:span><text:span text:style-name="T14">args</text:span>)<text:span text:style-name="T7">.</text:span><text:span text:style-name="T10">unwrap_or_else</text:span>(<text:span text:style-name="T7">|</text:span><text:span text:style-name="T14">err</text:span><text:span text:style-name="T7">|</text:span> {</text:p>
      <text:p text:style-name="P11"><text:span text:style-name="T1">println!</text:span>(<text:span text:style-name="T18">"Problem parsing arguments: </text:span><text:span text:style-name="T1">{}</text:span><text:span text:style-name="T18">"</text:span>,<text:span text:style-name="T14">err</text:span>);</text:p>
      <text:p text:style-name="P11"><text:span text:style-name="T4">process</text:span><text:span text:style-name="T7">::</text:span><text:span text:style-name="T10">exit</text:span>(<text:span text:style-name="T21">1</text:span>);</text:p>
      <text:p text:style-name="P11">});</text:p>
      <text:p text:style-name="P3">these changes are done to handle error case in error case it willl execute this closure and print the error then we call exit method of process module and pass status code 1 ,In Ok case it will return the value stored in ok</text:p>
      <text:p text:style-name="P4"/>
      <text:p text:style-name="P4">we <text:span text:style-name="T32">will </text:span>put the reading task in separate function </text:p>
      <text:p text:style-name="P13"><text:span text:style-name="T1">fn</text:span> <text:span text:style-name="T10">run</text:span>(<text:span text:style-name="T14">config</text:span><text:span text:style-name="T7">:</text:span><text:span text:style-name="T4">Config</text:span>){</text:p>
      <text:p text:style-name="P11"><text:span text:style-name="T1">let</text:span> <text:span text:style-name="T14">content</text:span><text:span text:style-name="T7">=</text:span><text:span text:style-name="T4">fs</text:span><text:span text:style-name="T7">::</text:span><text:span text:style-name="T10">read_to_string</text:span>(<text:span text:style-name="T14">config</text:span><text:span text:style-name="T7">.</text:span><text:span text:style-name="T14">filename</text:span>)</text:p>
      <text:p text:style-name="P11"><text:span text:style-name="T7">.</text:span><text:span text:style-name="T10">expect</text:span>(<text:span text:style-name="T18">"Facing some Problem in reading file"</text:span>);</text:p>
      <text:p text:style-name="P11"><text:span text:style-name="T1">println!</text:span>(<text:span text:style-name="T18">"file contains:</text:span><text:span text:style-name="T20">\n</text:span><text:span text:style-name="T18"> </text:span><text:span text:style-name="T1">{}</text:span><text:span text:style-name="T18">"</text:span>,<text:span text:style-name="T14">content</text:span>);</text:p>
      <text:p text:style-name="P17">// read_to_string function takes file path reads content of the file</text:p>
      <text:p text:style-name="P17">// and converts it into a string, contents of specified file and </text:p>
      <text:p text:style-name="P17">// returns result if it returns we want to exit program</text:p>
      <text:p text:style-name="P17">// then we call expect on result type which will give us value wrapped</text:p>
      <text:p text:style-name="P17">// in Ok() variant if result is Ok, if result is Err then we exit </text:p>
      <text:p text:style-name="P17">// our program printing message passed in the expect variant</text:p>
      <text:p text:style-name="P11">}</text:p>
      <text:p text:style-name="P4">and calling run function from main </text:p>
      <text:p text:style-name="P13"><text:span text:style-name="T10">run</text:span>(<text:span text:style-name="T14">config</text:span>);</text:p>
      <text:p text:style-name="P5"><text:s/></text:p>
      <text:p text:style-name="P9"><text:span text:style-name="T25">Now we will improve error handling inside the run function. Currently we call exprect which will call panic if error occurs. Instead return result type from our run function in the success case we return the unit type and in error case we return any type of error </text:span><text:span text:style-name="T5">Result</text:span><text:span text:style-name="T23">&lt;(),</text:span><text:span text:style-name="T5">Box</text:span><text:span text:style-name="T23">&lt;</text:span><text:span text:style-name="T2">dyn</text:span><text:span text:style-name="T23"> </text:span><text:span text:style-name="T5">Error</text:span><text:span text:style-name="T23">&gt;&gt;</text:span></text:p>
      <text:p text:style-name="P5">for this we need to import the error type </text:p>
      <text:p text:style-name="P5"><text:soft-page-break/>std::error::Error </text:p>
      <text:p text:style-name="P5">and after that instead panicing the program through expect we will <text:s/>return error type for that we will specify ? Instead of expect</text:p>
      <text:p text:style-name="P5">Now we need to handle the error vaiant so we will use if let syntax to do that</text:p>
      <text:p text:style-name="P14"><text:span text:style-name="T27">if</text:span> <text:span text:style-name="T1">let</text:span> <text:span text:style-name="T30">Err</text:span>(<text:span text:style-name="T14">e</text:span>)<text:span text:style-name="T7">=</text:span><text:span text:style-name="T10">run</text:span>(<text:span text:style-name="T14">config</text:span>){</text:p>
      <text:p text:style-name="P11"><text:span text:style-name="T1">println!</text:span>(<text:span text:style-name="T18">"Application error: </text:span><text:span text:style-name="T1">{}</text:span><text:span text:style-name="T18">"</text:span>,<text:span text:style-name="T14">e</text:span>);</text:p>
      <text:p text:style-name="P11"><text:span text:style-name="T4">process</text:span><text:span text:style-name="T7">::</text:span><text:span text:style-name="T10">exit</text:span>(<text:span text:style-name="T21">1</text:span>);</text:p>
      <text:p text:style-name="P11">}</text:p>
      <text:p text:style-name="P5"><text:s/>here we are saying that if a call to run result in error variant the execute the code inside that block which will print the error and exit the program with the status code 1 </text:p>
      <text:p text:style-name="P5"/>
      <text:p text:style-name="P5">Test the program by passing the file that doesn’t exist</text:p>
      <text:p text:style-name="P5"/>
      <text:p text:style-name="P5">Now we will extract the logic in<text:span text:style-name="T33">to</text:span> library crate and adding test<text:span text:style-name="T33">s</text:span></text:p>
      <text:p text:style-name="P5"/>
      <text:p text:style-name="P6">Till now we have main function which takes command line argument stores them in variable called args and then constructs config struct and passes config sturct in our run function </text:p>
      <text:p text:style-name="P6">lets extract out specially Config struct and the run() function </text:p>
      <text:p text:style-name="P19">// take an commmand line argument we want use to pass a string and</text:p>
      <text:p text:style-name="P17">// filename to achieve that we need to import env module from standard</text:p>
      <text:p text:style-name="P17">// library args() function gives iterator over the arguments passed</text:p>
      <text:p text:style-name="P17">// through our program and collect() will turn that iterator into a</text:p>
      <text:p text:style-name="P17">// collection thats why we need to specify type, collects needs to </text:p>
      <text:p text:style-name="P17">// know the type of the collection</text:p>
      <text:p text:style-name="P11"><text:span text:style-name="T1">use</text:span> <text:span text:style-name="T4">std</text:span><text:span text:style-name="T7">::</text:span><text:span text:style-name="T4">env</text:span>;</text:p>
      <text:p text:style-name="P11"><text:span text:style-name="T1">use</text:span> <text:span text:style-name="T4">std</text:span><text:span text:style-name="T7">::</text:span><text:span text:style-name="T4">error</text:span><text:span text:style-name="T7">::</text:span><text:span text:style-name="T4">Error</text:span>;</text:p>
      <text:p text:style-name="P11"><text:span text:style-name="T1">use</text:span> <text:span text:style-name="T4">std</text:span><text:span text:style-name="T7">::</text:span><text:span text:style-name="T4">fs</text:span>;</text:p>
      <text:p text:style-name="P11"><text:span text:style-name="T1">use</text:span> <text:span text:style-name="T4">std</text:span><text:span text:style-name="T7">::</text:span><text:span text:style-name="T4">process</text:span>;</text:p>
      <text:p text:style-name="P11"><text:span text:style-name="T1">fn</text:span> <text:span text:style-name="T10">main</text:span>(){</text:p>
      <text:p text:style-name="P11"><text:span text:style-name="T1">let</text:span> <text:span text:style-name="T14">args</text:span><text:span text:style-name="T7">:</text:span><text:span text:style-name="T4">Vec</text:span>&lt;<text:span text:style-name="T4">String</text:span>&gt;<text:span text:style-name="T7">=</text:span><text:span text:style-name="T4">env</text:span><text:span text:style-name="T7">::</text:span><text:span text:style-name="T10">args</text:span>()<text:span text:style-name="T7">.</text:span><text:span text:style-name="T10">collect</text:span>();</text:p>
      <text:p text:style-name="P20"/>
      <text:p text:style-name="P11"><text:span text:style-name="T1">let</text:span> <text:span text:style-name="T14">config</text:span><text:span text:style-name="T7">=</text:span><text:span text:style-name="T4">Config</text:span><text:span text:style-name="T7">::</text:span><text:span text:style-name="T10">new</text:span>(<text:span text:style-name="T7">&amp;</text:span><text:span text:style-name="T14">args</text:span>)<text:span text:style-name="T7">.</text:span><text:span text:style-name="T10">unwrap_or_else</text:span>(<text:span text:style-name="T7">|</text:span><text:span text:style-name="T14">err</text:span><text:span text:style-name="T7">|</text:span> {</text:p>
      <text:p text:style-name="P11"><text:span text:style-name="T1">println!</text:span>(<text:span text:style-name="T18">"Problem parsing arguments: </text:span><text:span text:style-name="T1">{}</text:span><text:span text:style-name="T18">"</text:span>,<text:span text:style-name="T14">err</text:span>);</text:p>
      <text:p text:style-name="P11"><text:span text:style-name="T4">process</text:span><text:span text:style-name="T7">::</text:span><text:span text:style-name="T10">exit</text:span>(<text:span text:style-name="T21">1</text:span>);</text:p>
      <text:p text:style-name="P11">});</text:p>
      <text:p text:style-name="P11"><text:span text:style-name="T1">println!</text:span>(<text:span text:style-name="T18">"query: </text:span><text:span text:style-name="T1">{}</text:span><text:span text:style-name="T18">"</text:span>,<text:span text:style-name="T14">config</text:span><text:span text:style-name="T7">.</text:span><text:span text:style-name="T14">query</text:span>);</text:p>
      <text:p text:style-name="P11"><text:span text:style-name="T1">println!</text:span>(<text:span text:style-name="T18">"filename: </text:span><text:span text:style-name="T1">{}</text:span><text:span text:style-name="T18">"</text:span>,<text:span text:style-name="T14">config</text:span><text:span text:style-name="T7">.</text:span><text:span text:style-name="T14">filename</text:span>);</text:p>
      <text:p text:style-name="P11"><text:span text:style-name="T1">println!</text:span>(<text:span text:style-name="T18">"</text:span><text:span text:style-name="T1">{:?}</text:span><text:span text:style-name="T18">"</text:span>,<text:span text:style-name="T14">args</text:span>);</text:p>
      <text:p text:style-name="P11"><text:span text:style-name="T27">if</text:span> <text:span text:style-name="T1">let</text:span> <text:span text:style-name="T30">Err</text:span>(<text:span text:style-name="T14">e</text:span>)<text:span text:style-name="T7">=</text:span><text:span text:style-name="T10">run</text:span>(<text:span text:style-name="T14">config</text:span>){</text:p>
      <text:p text:style-name="P11"><text:span text:style-name="T1">println!</text:span>(<text:span text:style-name="T18">"Application error: </text:span><text:span text:style-name="T1">{}</text:span><text:span text:style-name="T18">"</text:span>,<text:span text:style-name="T14">e</text:span>);</text:p>
      <text:p text:style-name="P11"><text:soft-page-break/><text:span text:style-name="T4">process</text:span><text:span text:style-name="T7">::</text:span><text:span text:style-name="T10">exit</text:span>(<text:span text:style-name="T21">1</text:span>);</text:p>
      <text:p text:style-name="P11">}</text:p>
      <text:p text:style-name="P11">}</text:p>
      <text:p text:style-name="P20"/>
      <text:p text:style-name="P11"><text:span text:style-name="T1">fn</text:span> <text:span text:style-name="T10">run</text:span>(<text:span text:style-name="T14">config</text:span><text:span text:style-name="T7">:</text:span><text:span text:style-name="T4">Config</text:span>)<text:span text:style-name="T7">-&gt;</text:span><text:span text:style-name="T4">Result</text:span>&lt;(),<text:span text:style-name="T4">Box</text:span>&lt;<text:span text:style-name="T1">dyn</text:span> <text:span text:style-name="T4">Error</text:span>&gt;&gt;{</text:p>
      <text:p text:style-name="P11"><text:span text:style-name="T1">let</text:span> <text:span text:style-name="T14">content</text:span><text:span text:style-name="T7">=</text:span><text:span text:style-name="T4">fs</text:span><text:span text:style-name="T7">::</text:span><text:span text:style-name="T10">read_to_string</text:span>(<text:span text:style-name="T14">config</text:span><text:span text:style-name="T7">.</text:span><text:span text:style-name="T14">filename</text:span>)<text:span text:style-name="T7">?</text:span>;</text:p>
      <text:p text:style-name="P11"><text:span text:style-name="T1">println!</text:span>(<text:span text:style-name="T18">"file contains:</text:span><text:span text:style-name="T20">\n</text:span><text:span text:style-name="T18"> </text:span><text:span text:style-name="T1">{}</text:span><text:span text:style-name="T18">"</text:span>,<text:span text:style-name="T14">content</text:span>);</text:p>
      <text:p text:style-name="P17">// read_to_string function takes file path reads content of the file</text:p>
      <text:p text:style-name="P17">// and converts it into a string, contents of specified file and </text:p>
      <text:p text:style-name="P17">// returns result if it returns we want to exit program</text:p>
      <text:p text:style-name="P17">// then we call expect on result type which will give us value wrapped</text:p>
      <text:p text:style-name="P17">// in Ok() variant if result is Ok, if result is Err then we exit </text:p>
      <text:p text:style-name="P17">// our program printing message passed in the expect variant</text:p>
      <text:p text:style-name="P11"><text:span text:style-name="T30">Ok</text:span>(())</text:p>
      <text:p text:style-name="P11">}</text:p>
      <text:p text:style-name="P11"><text:span text:style-name="T1">struct</text:span> <text:span text:style-name="T4">Config</text:span>{</text:p>
      <text:p text:style-name="P11"><text:span text:style-name="T14">query</text:span><text:span text:style-name="T7">:</text:span><text:span text:style-name="T4">String</text:span>,</text:p>
      <text:p text:style-name="P11"><text:span text:style-name="T14">filename</text:span><text:span text:style-name="T7">:</text:span><text:span text:style-name="T4">String</text:span></text:p>
      <text:p text:style-name="P11">}</text:p>
      <text:p text:style-name="P11"><text:span text:style-name="T1">impl</text:span> <text:span text:style-name="T4">Config</text:span>{</text:p>
      <text:p text:style-name="P11"><text:span text:style-name="T1">fn</text:span> <text:span text:style-name="T10">new</text:span>(<text:span text:style-name="T14">args</text:span><text:span text:style-name="T7">:&amp;</text:span>[<text:span text:style-name="T4">String</text:span>])<text:span text:style-name="T7">-&gt;</text:span><text:span text:style-name="T4">Result</text:span>&lt;<text:span text:style-name="T4">Config</text:span>,<text:span text:style-name="T7">&amp;</text:span><text:span text:style-name="T4">str</text:span>&gt;{</text:p>
      <text:p text:style-name="P11"><text:span text:style-name="T27">if</text:span> <text:span text:style-name="T14">args</text:span><text:span text:style-name="T7">.</text:span><text:span text:style-name="T10">len</text:span>()<text:span text:style-name="T7">&lt;</text:span><text:span text:style-name="T21">3</text:span>{</text:p>
      <text:p text:style-name="P11"><text:span text:style-name="T27">return</text:span> <text:span text:style-name="T30">Err</text:span>(<text:span text:style-name="T18">"Not enough arguments"</text:span>);</text:p>
      <text:p text:style-name="P11">}</text:p>
      <text:p text:style-name="P11"><text:span text:style-name="T1">let</text:span> <text:span text:style-name="T14">query</text:span><text:span text:style-name="T7">=</text:span><text:span text:style-name="T14">args</text:span>[<text:span text:style-name="T21">1</text:span>]<text:span text:style-name="T7">.</text:span><text:span text:style-name="T10">clone</text:span>();</text:p>
      <text:p text:style-name="P11"><text:span text:style-name="T1">let</text:span> <text:span text:style-name="T14">filename</text:span><text:span text:style-name="T7">=</text:span><text:span text:style-name="T14">args</text:span>[<text:span text:style-name="T21">2</text:span>]<text:span text:style-name="T7">.</text:span><text:span text:style-name="T10">clone</text:span>();</text:p>
      <text:p text:style-name="P11"><text:span text:style-name="T30">Ok</text:span>(<text:span text:style-name="T4">Config</text:span>{<text:span text:style-name="T14">query</text:span>,<text:span text:style-name="T14">filename</text:span>})</text:p>
      <text:p text:style-name="P11">}</text:p>
      <text:p text:style-name="P11">} </text:p>
      <text:p text:style-name="P11"/>
      <text:p text:style-name="P6">this is how our code looks likes </text:p>
      <text:p text:style-name="P6">Now we will create lib.rs file in our source directory</text:p>
      <text:p text:style-name="P6">and we will ttransfer our urn() function and our library crate</text:p>
      <text:p text:style-name="P6"/>
      <text:p text:style-name="P6">Now by default everything in rust is private so if we want to access the code outside of library crate we need to specify pub keyword in front of struct Config, and their fields too, run() function new function </text:p>
      <text:p text:style-name="P6">also write necessary use(use std::error::Error) cases in lib.rs </text:p>
      <text:p text:style-name="P6"/>
      <text:p text:style-name="P6">to use Config struct we have to import it form our library crate </text:p>
      <text:p text:style-name="P15"><text:span text:style-name="T1">use</text:span> <text:span text:style-name="T4">minigrep</text:span><text:span text:style-name="T7">::</text:span><text:span text:style-name="T4">Config</text:span>; </text:p>
      <text:p text:style-name="P6">minigrep is the name of our library crate </text:p>
      <text:p text:style-name="P6"/>
      <text:p text:style-name="P6"><text:soft-page-break/>also to bring run function to scope we will specify </text:p>
      <text:p text:style-name="P6">minigrep::</text:p>
      <text:p text:style-name="P7">from Here on we will practice test driven development</text:p>
      <text:p text:style-name="P7">currently our code just prints out he contents of the file but what you want is to our program to use our query string to search inside the file and only prints that line which contains that query </text:p>
      <text:p text:style-name="P7">To do this we will create the function called search</text:p>
      <text:p text:style-name="P10"><text:span text:style-name="T26"><text:tab/></text:span><text:span text:style-name="T23">#[</text:span><text:span text:style-name="T11">test</text:span><text:span text:style-name="T23">]</text:span></text:p>
      <text:p text:style-name="P11"><text:span text:style-name="T1">fn</text:span> <text:span text:style-name="T10">one_result</text:span>() {</text:p>
      <text:p text:style-name="P11"><text:span text:style-name="T1">let</text:span> <text:span text:style-name="T14">query</text:span><text:span text:style-name="T7">=</text:span><text:span text:style-name="T18">"duct"</text:span>;</text:p>
      <text:p text:style-name="P11"><text:span text:style-name="T1">let</text:span> <text:span text:style-name="T14">contents</text:span><text:span text:style-name="T7">=</text:span><text:span text:style-name="T18">"\</text:span></text:p>
      <text:p text:style-name="P21">Rust:</text:p>
      <text:p text:style-name="P21">safe, fast, productive.</text:p>
      <text:p text:style-name="P11"><text:span text:style-name="T18">pick three."</text:span>;</text:p>
      <text:p text:style-name="P11"><text:span text:style-name="T1">assert_eq!</text:span>(<text:span text:style-name="T1">vec!</text:span>[<text:span text:style-name="T18">"safe, fast, productive."</text:span>],<text:span text:style-name="T10">search</text:span>(<text:span text:style-name="T14">query</text:span>,<text:span text:style-name="T14">contents</text:span>));</text:p>
      <text:p text:style-name="P11">}</text:p>
      <text:p text:style-name="P7">here we have one_result() function and test attribute -: #[test] that shows that the function is a test function </text:p>
      <text:p text:style-name="P7">and defined search function </text:p>
      <text:p text:style-name="P16"><text:span text:style-name="T1">pub</text:span> <text:span text:style-name="T1">fn</text:span> <text:span text:style-name="T10">search</text:span>(<text:span text:style-name="T14">query</text:span><text:span text:style-name="T7">:&amp;</text:span><text:span text:style-name="T4">str</text:span>,<text:span text:style-name="T14">contents</text:span><text:span text:style-name="T7">:&amp;</text:span><text:span text:style-name="T4">str</text:span>)<text:span text:style-name="T7">-&gt;</text:span><text:span text:style-name="T4">Vec</text:span>&lt;<text:span text:style-name="T7">&amp;</text:span><text:span text:style-name="T4">str</text:span>&gt;{</text:p>
      <text:p text:style-name="P11"><text:span text:style-name="T1">vec!</text:span>[]</text:p>
      <text:p text:style-name="P11">}</text:p>
      <text:p text:style-name="P7">but here we will get and error </text:p>
      <text:p text:style-name="P7">remember that whenever we return a refrence from the function we have to tie the lifetime of <text:tab/>that refrence to the lifetime of one of the input parameters in this case we want strings and input vector lifetime tied to contents</text:p>
      <text:p text:style-name="P7">because the returned strings will just be lines inside contents string </text:p>
      <text:p text:style-name="P7">as we are returning refrence</text:p>
      <text:p text:style-name="P7">first we will add the name of our lifetime ‘a to our function and then will assign ‘a to contents and then will assign ‘a to string slices returned <text:s/>in our vector</text:p>
      <text:p text:style-name="P16"><text:span text:style-name="T1">pub</text:span> <text:span text:style-name="T1">fn</text:span> <text:span text:style-name="T10">search</text:span>&lt;<text:span text:style-name="T1">'a</text:span>&gt;(<text:span text:style-name="T14">query</text:span><text:span text:style-name="T7">:&amp;</text:span><text:span text:style-name="T4">str</text:span>,<text:span text:style-name="T14">contents</text:span><text:span text:style-name="T7">:&amp;</text:span><text:span text:style-name="T1">'a</text:span> <text:span text:style-name="T4">str</text:span>)<text:span text:style-name="T7">-&gt;</text:span><text:span text:style-name="T4">Vec</text:span>&lt;<text:span text:style-name="T7">&amp;</text:span><text:span text:style-name="T1">'a</text:span> <text:span text:style-name="T4">str</text:span>&gt;{</text:p>
      <text:p text:style-name="P11"><text:span text:style-name="T1">vec!</text:span>[]</text:p>
      <text:p text:style-name="P11">}</text:p>
      <text:p text:style-name="P7"/>
      <text:p text:style-name="P7"><text:s/>now we have working search function <text:s/></text:p>
      <text:p text:style-name="P7">now if you do cargo test our test fails because our assertion fails </text:p>
      <text:p text:style-name="P7">we expected a vector with one string but we got empty vector</text:p>
      <text:p text:style-name="P7"><text:soft-page-break/>now lets write the code which will make this test pass</text:p>
      <text:p text:style-name="P10"><text:span text:style-name="T26">first thing we will do is loop through each line in contents <text:line-break/></text:span><text:span text:style-name="T23">[cfg(test)]</text:span></text:p>
      <text:p text:style-name="P11"><text:span text:style-name="T1">mod</text:span> <text:span text:style-name="T4">tests</text:span>{</text:p>
      <text:p text:style-name="P11"><text:span text:style-name="T1">use</text:span> <text:span text:style-name="T1">super</text:span><text:span text:style-name="T7">::*</text:span>; <text:span text:style-name="T34">// importing everthing from the parent module</text:span></text:p>
      <text:p text:style-name="P11">#[<text:span text:style-name="T10">test</text:span>]</text:p>
      <text:p text:style-name="P11"><text:span text:style-name="T1">fn</text:span> <text:span text:style-name="T10">one_result</text:span>() {</text:p>
      <text:p text:style-name="P11"><text:span text:style-name="T1">let</text:span> <text:span text:style-name="T14">query</text:span><text:span text:style-name="T7">=</text:span><text:span text:style-name="T18">"duct"</text:span>;</text:p>
      <text:p text:style-name="P11"><text:span text:style-name="T1">let</text:span> <text:span text:style-name="T14">contents</text:span><text:span text:style-name="T7">=</text:span><text:span text:style-name="T18">"\</text:span></text:p>
      <text:p text:style-name="P21">Rust:</text:p>
      <text:p text:style-name="P21">safe, fast, productive.</text:p>
      <text:p text:style-name="P11"><text:span text:style-name="T18">pick three."</text:span>;</text:p>
      <text:p text:style-name="P11"><text:span text:style-name="T1">assert_eq!</text:span>(<text:span text:style-name="T1">vec!</text:span>[<text:span text:style-name="T18">"safe, fast, productive."</text:span>],<text:span text:style-name="T10">search</text:span>(<text:span text:style-name="T14">query</text:span>,<text:span text:style-name="T14">contents</text:span>));</text:p>
      <text:p text:style-name="P11">}</text:p>
      <text:p text:style-name="P20"/>
      <text:p text:style-name="P11">}</text:p>
      <text:p text:style-name="P16"><text:span text:style-name="T1">pub</text:span> <text:span text:style-name="T1">fn</text:span> <text:span text:style-name="T10">search</text:span>&lt;<text:span text:style-name="T1">'a</text:span>&gt;(<text:span text:style-name="T14">query</text:span><text:span text:style-name="T7">:&amp;</text:span><text:span text:style-name="T4">str</text:span>,<text:span text:style-name="T14">contents</text:span><text:span text:style-name="T7">:&amp;</text:span><text:span text:style-name="T1">'a</text:span> <text:span text:style-name="T4">str</text:span>)<text:span text:style-name="T7">-&gt;</text:span><text:span text:style-name="T4">Vec</text:span>&lt;<text:span text:style-name="T7">&amp;</text:span><text:span text:style-name="T1">'a</text:span> <text:span text:style-name="T4">str</text:span>&gt;{</text:p>
      <text:p text:style-name="P11"><text:span text:style-name="T1">let</text:span> <text:span text:style-name="T1">mut</text:span> <text:span text:style-name="T16">results</text:span><text:span text:style-name="T7">=</text:span><text:span text:style-name="T4">Vec</text:span><text:span text:style-name="T7">::</text:span><text:span text:style-name="T10">new</text:span>();</text:p>
      <text:p text:style-name="P11"><text:span text:style-name="T27">for</text:span> <text:span text:style-name="T14">line</text:span> <text:span text:style-name="T27">in</text:span> <text:span text:style-name="T14">contents</text:span><text:span text:style-name="T7">.</text:span><text:span text:style-name="T10">lines</text:span>(){</text:p>
      <text:p text:style-name="P11"><text:span text:style-name="T27">if</text:span> <text:span text:style-name="T14">line</text:span><text:span text:style-name="T7">.</text:span><text:span text:style-name="T10">contains</text:span>(<text:span text:style-name="T14">query</text:span>){</text:p>
      <text:p text:style-name="P11"><text:span text:style-name="T16">results</text:span><text:span text:style-name="T7">.</text:span><text:span text:style-name="T12">push</text:span>(<text:span text:style-name="T14">line</text:span>);</text:p>
      <text:p text:style-name="P11">}</text:p>
      <text:p text:style-name="P11">}</text:p>
      <text:p text:style-name="P22">results</text:p>
      <text:p text:style-name="P11">}</text:p>
      <text:p text:style-name="P7"/>
      <text:p text:style-name="P7">now after running some test lets use that search logic in run function </text:p>
      <text:p text:style-name="P16"><text:span text:style-name="T1">pub</text:span> <text:span text:style-name="T1">fn</text:span> <text:span text:style-name="T10">run</text:span>(<text:span text:style-name="T14">config</text:span><text:span text:style-name="T7">:</text:span><text:span text:style-name="T4">Config</text:span>)<text:span text:style-name="T7">-&gt;</text:span><text:span text:style-name="T4">Result</text:span>&lt;(),<text:span text:style-name="T4">Box</text:span>&lt;<text:span text:style-name="T1">dyn</text:span> <text:span text:style-name="T4">Error</text:span>&gt;&gt;{</text:p>
      <text:p text:style-name="P11"><text:span text:style-name="T1">let</text:span> <text:span text:style-name="T14">contents</text:span><text:span text:style-name="T7">=</text:span><text:span text:style-name="T4">fs</text:span><text:span text:style-name="T7">::</text:span><text:span text:style-name="T10">read_to_string</text:span>(<text:span text:style-name="T14">config</text:span><text:span text:style-name="T7">.</text:span><text:span text:style-name="T14">filename</text:span>)<text:span text:style-name="T7">?</text:span>;</text:p>
      <text:p text:style-name="P11"><text:span text:style-name="T27">for</text:span> <text:span text:style-name="T14">line</text:span> <text:span text:style-name="T27">in</text:span> <text:span text:style-name="T10">search</text:span>(<text:span text:style-name="T7">&amp;</text:span><text:span text:style-name="T14">config</text:span><text:span text:style-name="T7">.</text:span><text:span text:style-name="T14">query</text:span>, <text:span text:style-name="T7">&amp;</text:span><text:span text:style-name="T14">contents</text:span>){</text:p>
      <text:p text:style-name="P11"><text:span text:style-name="T1">println!</text:span>(<text:span text:style-name="T18">"</text:span><text:span text:style-name="T1">{}</text:span><text:span text:style-name="T18">"</text:span>,<text:span text:style-name="T14">line</text:span>);</text:p>
      <text:p text:style-name="P11">}</text:p>
      <text:p text:style-name="P7">our loop will hover over the lines which will be returned by search function and will print that line </text:p>
      <text:p text:style-name="P7">because search function return a vec that can be looped over </text:p>
      <text:p text:style-name="P24">we made case insensitive function </text:p>
      <text:p text:style-name="P28"><text:span text:style-name="T1">pub</text:span> <text:span text:style-name="T1">fn</text:span> <text:span text:style-name="T10">search_case_insensitive</text:span>&lt;<text:span text:style-name="T1">'a</text:span>&gt;(<text:span text:style-name="T14">query</text:span><text:span text:style-name="T7">:&amp;</text:span><text:span text:style-name="T4">str</text:span>,<text:span text:style-name="T14">contents</text:span><text:span text:style-name="T7">:&amp;</text:span><text:span text:style-name="T1">'a</text:span> <text:span text:style-name="T4">str</text:span>)<text:span text:style-name="T7">-&gt;</text:span><text:span text:style-name="T4">Vec</text:span>&lt;<text:span text:style-name="T7">&amp;</text:span><text:span text:style-name="T1">'a</text:span> <text:span text:style-name="T4">str</text:span>&gt;{</text:p>
      <text:p text:style-name="P11"><text:span text:style-name="T1">let</text:span> <text:span text:style-name="T14">query</text:span><text:span text:style-name="T7">=</text:span><text:span text:style-name="T14">query</text:span><text:span text:style-name="T7">.</text:span><text:span text:style-name="T10">to_lowercase</text:span>();</text:p>
      <text:p text:style-name="P11"><text:span text:style-name="T1">let</text:span> <text:span text:style-name="T1">mut</text:span> <text:span text:style-name="T16">results</text:span><text:span text:style-name="T7">=</text:span><text:span text:style-name="T4">Vec</text:span><text:span text:style-name="T7">::</text:span><text:span text:style-name="T10">new</text:span>();</text:p>
      <text:p text:style-name="P11"><text:span text:style-name="T27">for</text:span> <text:span text:style-name="T14">line</text:span> <text:span text:style-name="T27">in</text:span> <text:span text:style-name="T14">contents</text:span><text:span text:style-name="T7">.</text:span><text:span text:style-name="T10">lines</text:span>(){</text:p>
      <text:p text:style-name="P11"><text:span text:style-name="T27">if</text:span> <text:span text:style-name="T14">line</text:span><text:span text:style-name="T7">.</text:span><text:span text:style-name="T10">to_lowercase</text:span>()<text:span text:style-name="T7">.</text:span><text:span text:style-name="T10">contains</text:span>(<text:span text:style-name="T7">&amp;</text:span><text:span text:style-name="T14">query</text:span>){</text:p>
      <text:p text:style-name="P11"><text:span text:style-name="T16">results</text:span><text:span text:style-name="T7">.</text:span><text:span text:style-name="T12">push</text:span>(<text:span text:style-name="T14">line</text:span>);</text:p>
      <text:p text:style-name="P11">}</text:p>
      <text:p text:style-name="P11">}</text:p>
      <text:p text:style-name="P22">results</text:p>
      <text:p text:style-name="P11"><text:soft-page-break/>}</text:p>
      <text:p text:style-name="P24"/>
      <text:p text:style-name="P24">we shadowed the query being passed in </text:p>
      <text:p text:style-name="P25"><text:span text:style-name="T36">to_lowercase returns a </text:span><text:span text:style-name="T35">string</text:span><text:span text:style-name="T36"> so we are not modifying the original string here when using or loop </text:span><text:span text:style-name="T37">if line contains quey we add line to the results vector</text:span></text:p>
      <text:p text:style-name="P25"><text:span text:style-name="T37"/></text:p>
      <text:p text:style-name="P25"><text:span text:style-name="T37"/></text:p>
      <text:p text:style-name="P26"><text:span text:style-name="T36">now program willl figure out which function to use case sensitive and case_insensitive</text:span></text:p>
      <text:p text:style-name="P26"><text:span text:style-name="T36">to do that we can use case environment variables</text:span></text:p>
      <text:p text:style-name="P26"><text:span text:style-name="T36">before that we need to introduce new field in config struct case_sensitive which will be boolean </text:span></text:p>
      <text:p text:style-name="P26"><text:span text:style-name="T36">if case_sensitive is true then we execute search if it is false we execute search_case_insensitive </text:span></text:p>
      <text:p text:style-name="P26"><text:span text:style-name="T36"/></text:p>
      <text:p text:style-name="P29"><text:span text:style-name="T3">pub</text:span><text:span text:style-name="T36"> </text:span><text:span text:style-name="T3">fn</text:span><text:span text:style-name="T36"> </text:span><text:span text:style-name="T13">run</text:span><text:span text:style-name="T36">(</text:span><text:span text:style-name="T17">config</text:span><text:span text:style-name="T9">:</text:span><text:span text:style-name="T6">Config</text:span><text:span text:style-name="T36">)</text:span><text:span text:style-name="T9">-&gt;</text:span><text:span text:style-name="T6">Result</text:span><text:span text:style-name="T36">&lt;(),</text:span><text:span text:style-name="T6">Box</text:span><text:span text:style-name="T36">&lt;</text:span><text:span text:style-name="T3">dyn</text:span><text:span text:style-name="T36"> </text:span><text:span text:style-name="T6">Error</text:span><text:span text:style-name="T36">&gt;&gt;{</text:span></text:p>
      <text:p text:style-name="P11"><text:span text:style-name="T1">let</text:span> <text:span text:style-name="T14">contents</text:span><text:span text:style-name="T7">=</text:span><text:span text:style-name="T4">fs</text:span><text:span text:style-name="T7">::</text:span><text:span text:style-name="T10">read_to_string</text:span>(<text:span text:style-name="T14">config</text:span><text:span text:style-name="T7">.</text:span><text:span text:style-name="T14">filename</text:span>)<text:span text:style-name="T7">?</text:span>;</text:p>
      <text:p text:style-name="P11"><text:span text:style-name="T1">let</text:span> <text:span text:style-name="T14">results</text:span><text:span text:style-name="T7">=</text:span><text:span text:style-name="T27">if</text:span> <text:span text:style-name="T14">config</text:span><text:span text:style-name="T7">.</text:span><text:span text:style-name="T14">case_sensitive</text:span>{</text:p>
      <text:p text:style-name="P11"><text:span text:style-name="T10">search</text:span>(<text:span text:style-name="T7">&amp;</text:span><text:span text:style-name="T14">config</text:span><text:span text:style-name="T7">.</text:span><text:span text:style-name="T14">query</text:span>, <text:span text:style-name="T7">&amp;</text:span><text:span text:style-name="T14">contents</text:span>)</text:p>
      <text:p text:style-name="P11">}<text:span text:style-name="T27">else</text:span> {</text:p>
      <text:p text:style-name="P11"><text:span text:style-name="T10">search_case_insensitive</text:span>(<text:span text:style-name="T7">&amp;</text:span><text:span text:style-name="T14">config</text:span><text:span text:style-name="T7">.</text:span><text:span text:style-name="T14">query</text:span>, <text:span text:style-name="T7">&amp;</text:span><text:span text:style-name="T14">contents</text:span>)</text:p>
      <text:p text:style-name="P11">};</text:p>
      <text:p text:style-name="P11"><text:span text:style-name="T27">for</text:span> <text:span text:style-name="T14">line</text:span> <text:span text:style-name="T27">in</text:span> <text:span text:style-name="T14">results</text:span>{</text:p>
      <text:p text:style-name="P11"><text:span text:style-name="T1">println!</text:span>(<text:span text:style-name="T18">"</text:span><text:span text:style-name="T1">{}</text:span><text:span text:style-name="T18">"</text:span>,<text:span text:style-name="T14">line</text:span>);</text:p>
      <text:p text:style-name="P11">}</text:p>
      <text:p text:style-name="P17">// read_to_string function takes file path reads content of the file</text:p>
      <text:p text:style-name="P17">// and converts it into a string, contents of specified file and </text:p>
      <text:p text:style-name="P17">// returns result if it returns we want to exit program</text:p>
      <text:p text:style-name="P17">// then we call expect on result type which will give us value wrapped</text:p>
      <text:p text:style-name="P17">// in Ok() variant if result is Ok, if result is Err then we exit </text:p>
      <text:p text:style-name="P17">// our program printing message passed in the expect variant</text:p>
      <text:p text:style-name="P11"><text:span text:style-name="T30">Ok</text:span>(())</text:p>
      <text:p text:style-name="P11">}</text:p>
      <text:p text:style-name="P26"><text:span text:style-name="T36"/></text:p>
      <text:p text:style-name="P26"><text:span text:style-name="T36">import env variable </text:span></text:p>
      <text:p text:style-name="P29"><text:span text:style-name="T3">let</text:span><text:span text:style-name="T36"> </text:span><text:span text:style-name="T17">case_sensitive</text:span><text:span text:style-name="T9">=</text:span><text:span text:style-name="T6">env</text:span><text:span text:style-name="T9">::</text:span><text:span text:style-name="T13">var</text:span><text:span text:style-name="T36">(</text:span><text:span text:style-name="T19">"CASE_SENSITIVE"</text:span><text:span text:style-name="T36">)</text:span><text:span text:style-name="T9">.</text:span><text:span text:style-name="T13">is_err</text:span><text:span text:style-name="T36">();</text:span></text:p>
      <text:p text:style-name="P29"><text:span text:style-name="T36"/></text:p>
      <text:p text:style-name="P29"><text:span text:style-name="T36"/></text:p>
      <text:p text:style-name="P26"><text:span text:style-name="T36"><text:s/>here we calling var function from environment module which takes a key to environment module and returns a result type if the </text:span><text:soft-page-break/><text:span text:style-name="T36">key exist and set then the result will be Ok() containing the set value other wise the result will be error then we call is_err() which is boolean if it is not set we will get an error and our variable will be false but if it is set then our variable will be true the we just pass our case_sensitive to our config</text:span></text:p>
      <text:p text:style-name="P26"><text:span text:style-name="T36"/></text:p>
      <text:p text:style-name="P26"><text:span text:style-name="T36">Now the last thing will do is instead to printing standard output we will print out standard error </text:span></text:p>
      <text:p text:style-name="P26"><text:span text:style-name="T36">if user wanted to send the output stream to a file they would still see the errors on the screen to check that out program is broken </text:span></text:p>
      <text:p text:style-name="P26"><text:span text:style-name="T36">we will redirect the output to the file </text:span></text:p>
      <text:p text:style-name="P26"><text:span text:style-name="T36">(&gt;) redirects the output to the file specified in this case output.txt</text:span></text:p>
      <text:p text:style-name="P26"><text:span text:style-name="T36">cargo run &gt; output.txt</text:span></text:p>
      <text:p text:style-name="P26"><text:span text:style-name="T36">we will get our error in that like like--</text:span></text:p>
      <text:p text:style-name="P26"><text:span text:style-name="T36">Problem parsing arguments: Not enough arguments</text:span></text:p>
      <text:p text:style-name="P26"><text:span text:style-name="T36"/></text:p>
      <text:p text:style-name="P26"><text:span text:style-name="T36">we will do something that we will not get error in our standard output </text:span></text:p>
      <text:p text:style-name="P26"><text:span text:style-name="T36">instead of println! We do eprintln! While parsing arguments and the same thing in while executing run function </text:span></text:p>
      <text:p text:style-name="P29"><text:span text:style-name="T3">let</text:span><text:span text:style-name="T36"> </text:span><text:span text:style-name="T17">config</text:span><text:span text:style-name="T9">=</text:span><text:span text:style-name="T6">Config</text:span><text:span text:style-name="T9">::</text:span><text:span text:style-name="T13">new</text:span><text:span text:style-name="T36">(</text:span><text:span text:style-name="T9">&amp;</text:span><text:span text:style-name="T17">args</text:span><text:span text:style-name="T36">)</text:span><text:span text:style-name="T9">.</text:span><text:span text:style-name="T13">unwrap_or_else</text:span><text:span text:style-name="T36">(</text:span><text:span text:style-name="T9">|</text:span><text:span text:style-name="T17">err</text:span><text:span text:style-name="T9">|</text:span><text:span text:style-name="T36"> {</text:span></text:p>
      <text:p text:style-name="P11"><text:span text:style-name="T1">eprintln!</text:span>(<text:span text:style-name="T18">"Problem parsing arguments: </text:span><text:span text:style-name="T1">{}</text:span><text:span text:style-name="T18">"</text:span>,<text:span text:style-name="T14">err</text:span>);</text:p>
      <text:p text:style-name="P11"><text:span text:style-name="T4">process</text:span><text:span text:style-name="T7">::</text:span><text:span text:style-name="T10">exit</text:span>(<text:span text:style-name="T21">1</text:span>);</text:p>
      <text:p text:style-name="P11">});</text:p>
      <text:p text:style-name="P29"><text:span text:style-name="T29">if</text:span><text:span text:style-name="T36"> </text:span><text:span text:style-name="T3">let</text:span><text:span text:style-name="T36"> </text:span><text:span text:style-name="T31">Err</text:span><text:span text:style-name="T36">(</text:span><text:span text:style-name="T17">e</text:span><text:span text:style-name="T36">)</text:span><text:span text:style-name="T9">=</text:span><text:span text:style-name="T6">minigrep</text:span><text:span text:style-name="T9">::</text:span><text:span text:style-name="T13">run</text:span><text:span text:style-name="T36">(</text:span><text:span text:style-name="T17">config</text:span><text:span text:style-name="T36">){</text:span></text:p>
      <text:p text:style-name="P11"><text:span text:style-name="T1">eprintln!</text:span>(<text:span text:style-name="T18">"Application error: </text:span><text:span text:style-name="T1">{}</text:span><text:span text:style-name="T18">"</text:span>,<text:span text:style-name="T14">e</text:span>);</text:p>
      <text:p text:style-name="P11"><text:span text:style-name="T4">process</text:span><text:span text:style-name="T7">::</text:span><text:span text:style-name="T10">exit</text:span>(<text:span text:style-name="T21">1</text:span>);</text:p>
      <text:p text:style-name="P11">}</text:p>
      <text:p text:style-name="P26"><text:span text:style-name="T36"/></text:p>
      <text:p text:style-name="P26"><text:span text:style-name="T36">now try runng exact same command as before</text:span></text:p>
      <text:p text:style-name="P26"><text:span text:style-name="T36">cargo run &gt; output.txt</text:span></text:p>
      <text:p text:style-name="P26"><text:span text:style-name="T36">now we will give proper arguments</text:span></text:p>
      <text:p text:style-name="P26"><text:span text:style-name="T36">cargo run to poem.txt &gt; output.txt</text:span></text:p>
      <text:p text:style-name="P26"><text:span text:style-name="T36"/></text:p>
      <text:p text:style-name="P26"><text:span text:style-name="T36"/></text:p>
      <text:p text:style-name="P26"><text:span text:style-name="T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0T20:48:38.298284183</meta:creation-date>
    <dc:date>2024-08-06T19:25:40.721063758</dc:date>
    <meta:editing-duration>P4DT4H1M29S</meta:editing-duration>
    <meta:editing-cycles>9</meta:editing-cycles>
    <meta:generator>LibreOffice/7.6.7.2$Linux_X86_64 LibreOffice_project/60$Build-2</meta:generator>
    <meta:document-statistic meta:table-count="0" meta:image-count="0" meta:object-count="0" meta:page-count="9" meta:paragraph-count="279" meta:word-count="2057" meta:character-count="13176" meta:non-whitespace-character-count="11329"/>
  </office:meta>
</office:document-meta>
</file>